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3">
      <style:text-properties officeooo:rsid="000abde8" officeooo:paragraph-rsid="000abde8"/>
    </style:style>
    <style:style style:name="P2" style:family="paragraph" style:parent-style-name="Heading_20_3">
      <style:text-properties fo:color="#168253" loext:opacity="100%" officeooo:rsid="000abde8" officeooo:paragraph-rsid="000abde8"/>
    </style:style>
    <style:style style:name="P3" style:family="paragraph" style:parent-style-name="Standard">
      <style:text-properties officeooo:rsid="000abde8" officeooo:paragraph-rsid="000abde8"/>
    </style:style>
    <style:style style:name="P4" style:family="paragraph" style:parent-style-name="Standard">
      <style:text-properties fo:color="#168253" loext:opacity="100%" officeooo:rsid="000abde8" officeooo:paragraph-rsid="000abde8"/>
    </style:style>
    <style:style style:name="P5" style:family="paragraph" style:parent-style-name="Standard">
      <style:text-properties fo:color="#000000" loext:opacity="100%" officeooo:rsid="000abde8" officeooo:paragraph-rsid="000abde8"/>
    </style:style>
    <style:style style:name="P6" style:family="paragraph" style:parent-style-name="Standard">
      <style:text-properties fo:color="#158466" loext:opacity="100%" officeooo:rsid="000abde8" officeooo:paragraph-rsid="000abde8"/>
    </style:style>
    <style:style style:name="T1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jango</text:p>
      <text:p text:style-name="P3"/>
      <text:p text:style-name="P3">link </text:p>
      <text:p text:style-name="P3"><text:a xlink:type="simple" xlink:href="https://docs.djangoproject.com/en/5.2/releases/5.2/" text:style-name="Internet_20_link" text:visited-style-name="Visited_20_Internet_20_Link">https://docs.djangoproject.com/en/5.2/releases/5.2/</text:a></text:p>
      <text:p text:style-name="P3"/>
      <text:h text:style-name="P1" text:outline-level="3"><text:span text:style-name="Strong_20_Emphasis">✅ Step 1: Create a Django Project</text:span></text:h>
      <text:p text:style-name="Text_20_body">Run:</text:p>
      <text:p text:style-name="P4">django-admin startproject myproject</text:p>
      <text:p text:style-name="P4">cd myproject</text:p>
      <text:p text:style-name="P4"/>
      <text:p text:style-name="P5">✅ Step 2: Create an App Inside Your Project</text:p>
      <text:p text:style-name="P4"/>
      <text:p text:style-name="P4">python manage.py startapp myapp</text:p>
      <text:p text:style-name="P4"/>
      <text:h text:style-name="P2" text:outline-level="3"><text:span text:style-name="Strong_20_Emphasis"><text:span text:style-name="T1">✅ Step 3: Set Up the Initial Page (Views &amp; URLs)</text:span></text:span></text:h>
      <text:p text:style-name="Text_20_body">Modify <text:span text:style-name="Source_20_Text">myapp/views.py</text:span>:</text:p>
      <text:p text:style-name="P4">from django.http import HttpResponse</text:p>
      <text:p text:style-name="P4"/>
      <text:p text:style-name="P4">def homepage(request):</text:p>
      <text:p text:style-name="P4"><text:s text:c="4"/>return HttpResponse("Hello, Django!")</text:p>
      <text:p text:style-name="P4"/>
      <text:p text:style-name="P4"><text:span text:style-name="T1">Then, add the URL route in </text:span><text:span text:style-name="Source_20_Text"><text:span text:style-name="T1">myproject/urls.py</text:span></text:span><text:span text:style-name="T1">:</text:span></text:p>
      <text:p text:style-name="P4"/>
      <text:p text:style-name="P4">from django.urls import path</text:p>
      <text:p text:style-name="P4">from myapp.views import homepage</text:p>
      <text:p text:style-name="P4"/>
      <text:p text:style-name="P4">urlpatterns = [</text:p>
      <text:p text:style-name="P4"><text:s text:c="4"/>path('', homepage),</text:p>
      <text:p text:style-name="P4">]</text:p>
      <text:p text:style-name="P4"/>
      <text:p text:style-name="P5">✅ Step 4: Run the Django Server</text:p>
      <text:p text:style-name="P5"/>
      <text:p text:style-name="P6">python manage.py runserver</text:p>
      <text:p text:style-name="P5"/>
      <text:p text:style-name="P5">Now, visit <text:span text:style-name="Source_20_Text">http://127.0.0.1:8000/</text:span> in your browser—you should see <text:span text:style-name="Strong_20_Emphasis">"Hello, Django!"</text:span> 🦄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1:52:34.950051826</meta:creation-date>
    <dc:date>2025-04-25T11:59:20.698943252</dc:date>
    <meta:editing-duration>PT6M46S</meta:editing-duration>
    <meta:editing-cycles>1</meta:editing-cycles>
    <meta:document-statistic meta:table-count="0" meta:image-count="0" meta:object-count="0" meta:page-count="1" meta:paragraph-count="23" meta:word-count="94" meta:character-count="673" meta:non-whitespace-character-count="594"/>
    <meta:generator>LibreOffice/7.4.7.2$Linux_X86_64 LibreOffice_project/40$Build-2</meta:generator>
  </office:meta>
</office:document-meta>
</file>